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3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style:font-name="Verdana"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style:font-name="Verdana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ARTNERSHIP</text:p>
          </table:table-cell>
          <table:table-cell table:style-name="ce4"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8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9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lo 6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10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lo 7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11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mall Miser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lo 8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12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iccol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gether 13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hree Aces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bundance 9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iser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bundance 10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bundance 1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isere on the tabl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mall Slam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lam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3:07:48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22T12:33:01.267000000</meta:creation-date>
    <dc:date>2026-02-02T13:18:28.324000000</dc:date>
    <meta:editing-duration>PT13M39S</meta:editing-duration>
    <meta:editing-cycles>9</meta:editing-cycles>
    <meta:generator>LibreOffice/6.0.6.2$Windows_X86_64 LibreOffice_project/0c292870b25a325b5ed35f6b45599d2ea4458e77</meta:generator>
    <meta:document-statistic meta:table-count="1" meta:cell-count="21" meta:object-count="0"/>
  </office:meta>
</office:document-meta>
</file>